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78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14" table:default-cell-style-name="ce1"/>
        <table:table-column table:style-name="co3" table:number-columns-repeated="1009" table:default-cell-style-name="ce1"/>
        <table:table-row table:style-name="ro1" table:number-rows-repeated="6">
          <table:table-cell table:number-columns-repeated="1024"/>
        </table:table-row>
        <table:table-row table:style-name="ro2">
          <table:table-cell table:style-name="ce2" office:value-type="string" calcext:value-type="string">
            <text:p>Linhas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LI=4 L1=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Vias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4" calcext:value-type="float">
            <text:p>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I=16 L1=32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Bytes por bloco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2048" calcext:value-type="float">
            <text:p>2048</text:p>
          </table:table-cell>
          <table:table-cell table:style-name="ce2" office:value-type="string" calcext:value-type="string">
            <text:p>LI=2048 L1=512</text:p>
          </table:table-cell>
          <table:table-cell table:style-name="ce2" office:value-type="string" calcext:value-type="string">
            <text:p>LI=2048 L1=102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s/>Memoria total </text:p>
          </table:table-cell>
          <table:table-cell table:number-columns-repeated="14" table:style-name="ce3" office:value-type="float" office:value="65.536" calcext:value-type="float">
            <text:p>65,536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<text:s/>Total de acessos </text:p>
          </table:table-cell>
          <table:table-cell table:style-name="ce3" office:value-type="float" office:value="268722" calcext:value-type="float">
            <text:p>268722</text:p>
          </table:table-cell>
          <table:table-cell table:style-name="ce3" office:value-type="float" office:value="266052" calcext:value-type="float">
            <text:p>266052</text:p>
          </table:table-cell>
          <table:table-cell table:style-name="ce3" office:value-type="float" office:value="264142" calcext:value-type="float">
            <text:p>264142</text:p>
          </table:table-cell>
          <table:table-cell table:style-name="ce3" office:value-type="float" office:value="264061" calcext:value-type="float">
            <text:p>264061</text:p>
          </table:table-cell>
          <table:table-cell table:style-name="ce3" office:value-type="float" office:value="266052" calcext:value-type="float">
            <text:p>266052</text:p>
          </table:table-cell>
          <table:table-cell table:style-name="ce3" office:value-type="float" office:value="264142" calcext:value-type="float">
            <text:p>264142</text:p>
          </table:table-cell>
          <table:table-cell table:style-name="ce3" office:value-type="float" office:value="264061" calcext:value-type="float">
            <text:p>264061</text:p>
          </table:table-cell>
          <table:table-cell table:style-name="ce3" office:value-type="float" office:value="263951" calcext:value-type="float">
            <text:p>263951</text:p>
          </table:table-cell>
          <table:table-cell table:style-name="ce3" office:value-type="float" office:value="266052" calcext:value-type="float">
            <text:p>266052</text:p>
          </table:table-cell>
          <table:table-cell table:style-name="ce3" office:value-type="float" office:value="264142" calcext:value-type="float">
            <text:p>264142</text:p>
          </table:table-cell>
          <table:table-cell table:style-name="ce3" office:value-type="float" office:value="264061" calcext:value-type="float">
            <text:p>264061</text:p>
          </table:table-cell>
          <table:table-cell table:style-name="ce3" office:value-type="float" office:value="263951" calcext:value-type="float">
            <text:p>263951</text:p>
          </table:table-cell>
          <table:table-cell table:style-name="ce3" office:value-type="float" office:value="263952" calcext:value-type="float">
            <text:p>263952</text:p>
          </table:table-cell>
          <table:table-cell table:style-name="ce3" office:value-type="float" office:value="263951" calcext:value-type="float">
            <text:p>26395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s/>Hits </text:p>
          </table:table-cell>
          <table:table-cell table:style-name="ce3" office:value-type="float" office:value="266219" calcext:value-type="float">
            <text:p>266219</text:p>
          </table:table-cell>
          <table:table-cell table:style-name="ce3" office:value-type="float" office:value="264402" calcext:value-type="float">
            <text:p>264402</text:p>
          </table:table-cell>
          <table:table-cell table:style-name="ce3" office:value-type="float" office:value="262830" calcext:value-type="float">
            <text:p>262830</text:p>
          </table:table-cell>
          <table:table-cell table:style-name="ce3" office:value-type="float" office:value="262645" calcext:value-type="float">
            <text:p>262645</text:p>
          </table:table-cell>
          <table:table-cell table:style-name="ce3" office:value-type="float" office:value="264530" calcext:value-type="float">
            <text:p>264530</text:p>
          </table:table-cell>
          <table:table-cell table:style-name="ce3" office:value-type="float" office:value="263013" calcext:value-type="float">
            <text:p>263013</text:p>
          </table:table-cell>
          <table:table-cell table:style-name="ce3" office:value-type="float" office:value="262922" calcext:value-type="float">
            <text:p>262922</text:p>
          </table:table-cell>
          <table:table-cell table:style-name="ce3" office:value-type="float" office:value="262079" calcext:value-type="float">
            <text:p>262079</text:p>
          </table:table-cell>
          <table:table-cell table:style-name="ce3" office:value-type="float" office:value="264573" calcext:value-type="float">
            <text:p>264573</text:p>
          </table:table-cell>
          <table:table-cell table:style-name="ce3" office:value-type="float" office:value="263135" calcext:value-type="float">
            <text:p>263135</text:p>
          </table:table-cell>
          <table:table-cell table:style-name="ce3" office:value-type="float" office:value="263149" calcext:value-type="float">
            <text:p>263149</text:p>
          </table:table-cell>
          <table:table-cell table:style-name="ce3" office:value-type="float" office:value="262009" calcext:value-type="float">
            <text:p>262009</text:p>
          </table:table-cell>
          <table:table-cell table:style-name="ce3" office:value-type="float" office:value="262886" calcext:value-type="float">
            <text:p>262886</text:p>
          </table:table-cell>
          <table:table-cell table:style-name="ce3" office:value-type="float" office:value="263065" calcext:value-type="float">
            <text:p>26306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s/>Mises 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1650" calcext:value-type="float">
            <text:p>1650</text:p>
          </table:table-cell>
          <table:table-cell table:style-name="ce3" office:value-type="float" office:value="1312" calcext:value-type="float">
            <text:p>1312</text:p>
          </table:table-cell>
          <table:table-cell table:style-name="ce3" office:value-type="float" office:value="1416" calcext:value-type="float">
            <text:p>1416</text:p>
          </table:table-cell>
          <table:table-cell table:style-name="ce3" office:value-type="float" office:value="1522" calcext:value-type="float">
            <text:p>1522</text:p>
          </table:table-cell>
          <table:table-cell table:style-name="ce3" office:value-type="float" office:value="1129" calcext:value-type="float">
            <text:p>1129</text:p>
          </table:table-cell>
          <table:table-cell table:style-name="ce3" office:value-type="float" office:value="1139" calcext:value-type="float">
            <text:p>1139</text:p>
          </table:table-cell>
          <table:table-cell table:style-name="ce3" office:value-type="float" office:value="1872" calcext:value-type="float">
            <text:p>1872</text:p>
          </table:table-cell>
          <table:table-cell table:style-name="ce3" office:value-type="float" office:value="1479" calcext:value-type="float">
            <text:p>1479</text:p>
          </table:table-cell>
          <table:table-cell table:style-name="ce3" office:value-type="float" office:value="1007" calcext:value-type="float">
            <text:p>1007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1942" calcext:value-type="float">
            <text:p>1942</text:p>
          </table:table-cell>
          <table:table-cell table:style-name="ce3" office:value-type="float" office:value="1066" calcext:value-type="float">
            <text:p>1066</text:p>
          </table:table-cell>
          <table:table-cell table:style-name="ce3" office:value-type="float" office:value="886" calcext:value-type="float">
            <text:p>886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<text:s/>Percentual de acerto</text:p>
          </table:table-cell>
          <table:table-cell table:style-name="ce3" office:value-type="float" office:value="99.07" calcext:value-type="float">
            <text:p>99,07</text:p>
          </table:table-cell>
          <table:table-cell table:style-name="ce3" office:value-type="float" office:value="99.38" calcext:value-type="float">
            <text:p>99,38</text:p>
          </table:table-cell>
          <table:table-cell table:style-name="ce3" office:value-type="float" office:value="99.5" calcext:value-type="float">
            <text:p>99,5</text:p>
          </table:table-cell>
          <table:table-cell table:style-name="ce3" office:value-type="float" office:value="99.46" calcext:value-type="float">
            <text:p>99,46</text:p>
          </table:table-cell>
          <table:table-cell table:style-name="ce3" office:value-type="float" office:value="99.43" calcext:value-type="float">
            <text:p>99,43</text:p>
          </table:table-cell>
          <table:table-cell table:number-columns-repeated="2" table:style-name="ce3" office:value-type="float" office:value="99.57" calcext:value-type="float">
            <text:p>99,57</text:p>
          </table:table-cell>
          <table:table-cell table:style-name="ce3" office:value-type="float" office:value="99.29" calcext:value-type="float">
            <text:p>99,29</text:p>
          </table:table-cell>
          <table:table-cell table:style-name="ce3" office:value-type="float" office:value="99.44" calcext:value-type="float">
            <text:p>99,44</text:p>
          </table:table-cell>
          <table:table-cell table:style-name="ce3" office:value-type="float" office:value="99.62" calcext:value-type="float">
            <text:p>99,62</text:p>
          </table:table-cell>
          <table:table-cell table:style-name="ce3" office:value-type="float" office:value="99.65" calcext:value-type="float">
            <text:p>99,65</text:p>
          </table:table-cell>
          <table:table-cell table:style-name="ce3" office:value-type="float" office:value="99.26" calcext:value-type="float">
            <text:p>99,26</text:p>
          </table:table-cell>
          <table:table-cell table:style-name="ce3" office:value-type="float" office:value="99.6" calcext:value-type="float">
            <text:p>99,6</text:p>
          </table:table-cell>
          <table:table-cell table:style-name="ce3" office:value-type="float" office:value="99.66" calcext:value-type="float">
            <text:p>99,66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<text:s/>Escritas em WB 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<text:s/>Escritas em WT </text:p>
          </table:table-cell>
          <table:table-cell table:number-columns-repeated="2" table:style-name="ce3" office:value-type="float" office:value="12817" calcext:value-type="float">
            <text:p>12817</text:p>
          </table:table-cell>
          <table:table-cell table:number-columns-repeated="2" table:style-name="ce3" office:value-type="float" office:value="12815" calcext:value-type="float">
            <text:p>12815</text:p>
          </table:table-cell>
          <table:table-cell table:style-name="ce3" office:value-type="float" office:value="12817" calcext:value-type="float">
            <text:p>12817</text:p>
          </table:table-cell>
          <table:table-cell table:number-columns-repeated="3" table:style-name="ce3" office:value-type="float" office:value="12815" calcext:value-type="float">
            <text:p>12815</text:p>
          </table:table-cell>
          <table:table-cell table:style-name="ce3" office:value-type="float" office:value="12817" calcext:value-type="float">
            <text:p>12817</text:p>
          </table:table-cell>
          <table:table-cell table:number-columns-repeated="5" table:style-name="ce3" office:value-type="float" office:value="12815" calcext:value-type="float">
            <text:p>12815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<text:s/>Acessos leitura </text:p>
          </table:table-cell>
          <table:table-cell table:style-name="ce3" office:value-type="float" office:value="46313" calcext:value-type="float">
            <text:p>46313</text:p>
          </table:table-cell>
          <table:table-cell table:number-columns-repeated="2" table:style-name="ce3" office:value-type="float" office:value="46312" calcext:value-type="float">
            <text:p>46312</text:p>
          </table:table-cell>
          <table:table-cell table:style-name="ce3" office:value-type="float" office:value="46311" calcext:value-type="float">
            <text:p>46311</text:p>
          </table:table-cell>
          <table:table-cell table:number-columns-repeated="2" table:style-name="ce3" office:value-type="float" office:value="46312" calcext:value-type="float">
            <text:p>46312</text:p>
          </table:table-cell>
          <table:table-cell table:number-columns-repeated="2" table:style-name="ce3" office:value-type="float" office:value="46311" calcext:value-type="float">
            <text:p>46311</text:p>
          </table:table-cell>
          <table:table-cell table:number-columns-repeated="2" table:style-name="ce3" office:value-type="float" office:value="46312" calcext:value-type="float">
            <text:p>46312</text:p>
          </table:table-cell>
          <table:table-cell table:number-columns-repeated="2" table:style-name="ce3" office:value-type="float" office:value="46311" calcext:value-type="float">
            <text:p>46311</text:p>
          </table:table-cell>
          <table:table-cell table:style-name="ce3" office:value-type="float" office:value="46312" calcext:value-type="float">
            <text:p>46312</text:p>
          </table:table-cell>
          <table:table-cell table:style-name="ce3" office:value-type="float" office:value="46311" calcext:value-type="float">
            <text:p>4631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s/>Hits leitura </text:p>
          </table:table-cell>
          <table:table-cell table:style-name="ce3" office:value-type="float" office:value="44812" calcext:value-type="float">
            <text:p>44812</text:p>
          </table:table-cell>
          <table:table-cell table:style-name="ce3" office:value-type="float" office:value="45294" calcext:value-type="float">
            <text:p>45294</text:p>
          </table:table-cell>
          <table:table-cell table:style-name="ce3" office:value-type="float" office:value="45434" calcext:value-type="float">
            <text:p>45434</text:p>
          </table:table-cell>
          <table:table-cell table:style-name="ce3" office:value-type="float" office:value="45242" calcext:value-type="float">
            <text:p>45242</text:p>
          </table:table-cell>
          <table:table-cell table:style-name="ce3" office:value-type="float" office:value="45377" calcext:value-type="float">
            <text:p>45377</text:p>
          </table:table-cell>
          <table:table-cell table:style-name="ce3" office:value-type="float" office:value="45576" calcext:value-type="float">
            <text:p>45576</text:p>
          </table:table-cell>
          <table:table-cell table:style-name="ce3" office:value-type="float" office:value="45504" calcext:value-type="float">
            <text:p>45504</text:p>
          </table:table-cell>
          <table:table-cell table:style-name="ce3" office:value-type="float" office:value="44756" calcext:value-type="float">
            <text:p>44756</text:p>
          </table:table-cell>
          <table:table-cell table:style-name="ce3" office:value-type="float" office:value="45409" calcext:value-type="float">
            <text:p>45409</text:p>
          </table:table-cell>
          <table:table-cell table:style-name="ce3" office:value-type="float" office:value="45677" calcext:value-type="float">
            <text:p>45677</text:p>
          </table:table-cell>
          <table:table-cell table:style-name="ce3" office:value-type="float" office:value="45698" calcext:value-type="float">
            <text:p>45698</text:p>
          </table:table-cell>
          <table:table-cell table:style-name="ce3" office:value-type="float" office:value="44707" calcext:value-type="float">
            <text:p>44707</text:p>
          </table:table-cell>
          <table:table-cell table:style-name="ce3" office:value-type="float" office:value="45576" calcext:value-type="float">
            <text:p>45576</text:p>
          </table:table-cell>
          <table:table-cell table:style-name="ce3" office:value-type="float" office:value="45698" calcext:value-type="float">
            <text:p>4569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s/>Miss leitura </text:p>
          </table:table-cell>
          <table:table-cell table:style-name="ce3" office:value-type="float" office:value="1501" calcext:value-type="float">
            <text:p>1501</text:p>
          </table:table-cell>
          <table:table-cell table:style-name="ce3" office:value-type="float" office:value="1018" calcext:value-type="float">
            <text:p>1018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1069" calcext:value-type="float">
            <text:p>1069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1555" calcext:value-type="float">
            <text:p>1555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604" calcext:value-type="float">
            <text:p>1604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613" calcext:value-type="float">
            <text:p>613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<text:s/>Percentual de acerto leitura </text:p>
          </table:table-cell>
          <table:table-cell table:style-name="ce3" office:value-type="float" office:value="96.76" calcext:value-type="float">
            <text:p>96,76</text:p>
          </table:table-cell>
          <table:table-cell table:style-name="ce3" office:value-type="float" office:value="97.8" calcext:value-type="float">
            <text:p>97,8</text:p>
          </table:table-cell>
          <table:table-cell table:style-name="ce3" office:value-type="float" office:value="98.1" calcext:value-type="float">
            <text:p>98,1</text:p>
          </table:table-cell>
          <table:table-cell table:style-name="ce3" office:value-type="float" office:value="97.69" calcext:value-type="float">
            <text:p>97,69</text:p>
          </table:table-cell>
          <table:table-cell table:style-name="ce3" office:value-type="float" office:value="97.98" calcext:value-type="float">
            <text:p>97,98</text:p>
          </table:table-cell>
          <table:table-cell table:style-name="ce3" office:value-type="float" office:value="98.41" calcext:value-type="float">
            <text:p>98,41</text:p>
          </table:table-cell>
          <table:table-cell table:style-name="ce3" office:value-type="float" office:value="98.26" calcext:value-type="float">
            <text:p>98,26</text:p>
          </table:table-cell>
          <table:table-cell table:style-name="ce3" office:value-type="float" office:value="96.64" calcext:value-type="float">
            <text:p>96,64</text:p>
          </table:table-cell>
          <table:table-cell table:style-name="ce3" office:value-type="float" office:value="98.05" calcext:value-type="float">
            <text:p>98,05</text:p>
          </table:table-cell>
          <table:table-cell table:style-name="ce3" office:value-type="float" office:value="98.63" calcext:value-type="float">
            <text:p>98,63</text:p>
          </table:table-cell>
          <table:table-cell table:style-name="ce3" office:value-type="float" office:value="98.68" calcext:value-type="float">
            <text:p>98,68</text:p>
          </table:table-cell>
          <table:table-cell table:style-name="ce3" office:value-type="float" office:value="96.54" calcext:value-type="float">
            <text:p>96,54</text:p>
          </table:table-cell>
          <table:table-cell table:style-name="ce3" office:value-type="float" office:value="98.41" calcext:value-type="float">
            <text:p>98,41</text:p>
          </table:table-cell>
          <table:table-cell table:style-name="ce3" office:value-type="float" office:value="98.68" calcext:value-type="float">
            <text:p>98,68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<text:s/>Acessos escrita </text:p>
          </table:table-cell>
          <table:table-cell table:number-columns-repeated="2" table:style-name="ce3" office:value-type="float" office:value="12817" calcext:value-type="float">
            <text:p>12817</text:p>
          </table:table-cell>
          <table:table-cell table:number-columns-repeated="2" table:style-name="ce3" office:value-type="float" office:value="12815" calcext:value-type="float">
            <text:p>12815</text:p>
          </table:table-cell>
          <table:table-cell table:style-name="ce3" office:value-type="float" office:value="12817" calcext:value-type="float">
            <text:p>12817</text:p>
          </table:table-cell>
          <table:table-cell table:number-columns-repeated="3" table:style-name="ce3" office:value-type="float" office:value="12815" calcext:value-type="float">
            <text:p>12815</text:p>
          </table:table-cell>
          <table:table-cell table:style-name="ce3" office:value-type="float" office:value="12817" calcext:value-type="float">
            <text:p>12817</text:p>
          </table:table-cell>
          <table:table-cell table:number-columns-repeated="5" table:style-name="ce3" office:value-type="float" office:value="12815" calcext:value-type="float">
            <text:p>128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s/>Hits escrita </text:p>
          </table:table-cell>
          <table:table-cell table:style-name="ce3" office:value-type="float" office:value="12461" calcext:value-type="float">
            <text:p>12461</text:p>
          </table:table-cell>
          <table:table-cell table:style-name="ce3" office:value-type="float" office:value="12606" calcext:value-type="float">
            <text:p>12606</text:p>
          </table:table-cell>
          <table:table-cell table:style-name="ce3" office:value-type="float" office:value="12682" calcext:value-type="float">
            <text:p>12682</text:p>
          </table:table-cell>
          <table:table-cell table:style-name="ce3" office:value-type="float" office:value="12717" calcext:value-type="float">
            <text:p>12717</text:p>
          </table:table-cell>
          <table:table-cell table:style-name="ce3" office:value-type="float" office:value="12615" calcext:value-type="float">
            <text:p>12615</text:p>
          </table:table-cell>
          <table:table-cell table:style-name="ce3" office:value-type="float" office:value="12692" calcext:value-type="float">
            <text:p>12692</text:p>
          </table:table-cell>
          <table:table-cell table:style-name="ce3" office:value-type="float" office:value="12721" calcext:value-type="float">
            <text:p>12721</text:p>
          </table:table-cell>
          <table:table-cell table:style-name="ce3" office:value-type="float" office:value="12705" calcext:value-type="float">
            <text:p>12705</text:p>
          </table:table-cell>
          <table:table-cell table:style-name="ce3" office:value-type="float" office:value="12617" calcext:value-type="float">
            <text:p>12617</text:p>
          </table:table-cell>
          <table:table-cell table:style-name="ce3" office:value-type="float" office:value="12697" calcext:value-type="float">
            <text:p>12697</text:p>
          </table:table-cell>
          <table:table-cell table:style-name="ce3" office:value-type="float" office:value="12740" calcext:value-type="float">
            <text:p>12740</text:p>
          </table:table-cell>
          <table:table-cell table:style-name="ce3" office:value-type="float" office:value="12675" calcext:value-type="float">
            <text:p>12675</text:p>
          </table:table-cell>
          <table:table-cell table:style-name="ce3" office:value-type="float" office:value="12692" calcext:value-type="float">
            <text:p>12692</text:p>
          </table:table-cell>
          <table:table-cell table:style-name="ce3" office:value-type="float" office:value="12740" calcext:value-type="float">
            <text:p>1274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s/>Miss escrita 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<text:s/>Percentual de acerto escrita </text:p>
          </table:table-cell>
          <table:table-cell table:style-name="ce3" office:value-type="float" office:value="97.22" calcext:value-type="float">
            <text:p>97,22</text:p>
          </table:table-cell>
          <table:table-cell table:style-name="ce3" office:value-type="float" office:value="98.35" calcext:value-type="float">
            <text:p>98,35</text:p>
          </table:table-cell>
          <table:table-cell table:style-name="ce3" office:value-type="float" office:value="98.96" calcext:value-type="float">
            <text:p>98,96</text:p>
          </table:table-cell>
          <table:table-cell table:style-name="ce3" office:value-type="float" office:value="99.24" calcext:value-type="float">
            <text:p>99,24</text:p>
          </table:table-cell>
          <table:table-cell table:style-name="ce3" office:value-type="float" office:value="98.42" calcext:value-type="float">
            <text:p>98,42</text:p>
          </table:table-cell>
          <table:table-cell table:style-name="ce3" office:value-type="float" office:value="99.04" calcext:value-type="float">
            <text:p>99,04</text:p>
          </table:table-cell>
          <table:table-cell table:style-name="ce3" office:value-type="float" office:value="99.27" calcext:value-type="float">
            <text:p>99,27</text:p>
          </table:table-cell>
          <table:table-cell table:style-name="ce3" office:value-type="float" office:value="99.14" calcext:value-type="float">
            <text:p>99,14</text:p>
          </table:table-cell>
          <table:table-cell table:style-name="ce3" office:value-type="float" office:value="98.44" calcext:value-type="float">
            <text:p>98,44</text:p>
          </table:table-cell>
          <table:table-cell table:style-name="ce3" office:value-type="float" office:value="99.08" calcext:value-type="float">
            <text:p>99,08</text:p>
          </table:table-cell>
          <table:table-cell table:style-name="ce3" office:value-type="float" office:value="99.41" calcext:value-type="float">
            <text:p>99,41</text:p>
          </table:table-cell>
          <table:table-cell table:style-name="ce3" office:value-type="float" office:value="98.91" calcext:value-type="float">
            <text:p>98,91</text:p>
          </table:table-cell>
          <table:table-cell table:style-name="ce3" office:value-type="float" office:value="99.04" calcext:value-type="float">
            <text:p>99,04</text:p>
          </table:table-cell>
          <table:table-cell table:style-name="ce3" office:value-type="float" office:value="99.41" calcext:value-type="float">
            <text:p>99,4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Percentual de acerto LI</text:p>
          </table:table-cell>
          <table:table-cell table:style-name="ce3" office:value-type="float" office:value="99.69" calcext:value-type="float">
            <text:p>99,69</text:p>
          </table:table-cell>
          <table:table-cell table:style-name="ce3" office:value-type="float" office:value="99.8" calcext:value-type="float">
            <text:p>99,8</text:p>
          </table:table-cell>
          <table:table-cell table:style-name="ce3" office:value-type="float" office:value="99.85" calcext:value-type="float">
            <text:p>99,85</text:p>
          </table:table-cell>
          <table:table-cell table:style-name="ce3" office:value-type="float" office:value="99.88" calcext:value-type="float">
            <text:p>99,88</text:p>
          </table:table-cell>
          <table:table-cell table:style-name="ce3" office:value-type="float" office:value="99.81" calcext:value-type="float">
            <text:p>99,81</text:p>
          </table:table-cell>
          <table:table-cell table:style-name="ce3" office:value-type="float" office:value="99.87" calcext:value-type="float">
            <text:p>99,87</text:p>
          </table:table-cell>
          <table:table-cell table:style-name="ce3" office:value-type="float" office:value="99.88" calcext:value-type="float">
            <text:p>99,88</text:p>
          </table:table-cell>
          <table:table-cell table:style-name="ce3" office:value-type="float" office:value="99.9" calcext:value-type="float">
            <text:p>99,9</text:p>
          </table:table-cell>
          <table:table-cell table:style-name="ce3" office:value-type="float" office:value="99.82" calcext:value-type="float">
            <text:p>99,82</text:p>
          </table:table-cell>
          <table:table-cell table:style-name="ce3" office:value-type="float" office:value="99.88" calcext:value-type="float">
            <text:p>99,88</text:p>
          </table:table-cell>
          <table:table-cell table:style-name="ce3" office:value-type="float" office:value="99.89" calcext:value-type="float">
            <text:p>99,89</text:p>
          </table:table-cell>
          <table:table-cell table:number-columns-repeated="3" table:style-name="ce3" office:value-type="float" office:value="99.9" calcext:value-type="float">
            <text:p>99,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Percentual de acerto L1</text:p>
          </table:table-cell>
          <table:table-cell table:style-name="ce3" office:value-type="float" office:value="96.86" calcext:value-type="float">
            <text:p>96,86</text:p>
          </table:table-cell>
          <table:table-cell table:style-name="ce3" office:value-type="float" office:value="97.92" calcext:value-type="float">
            <text:p>97,92</text:p>
          </table:table-cell>
          <table:table-cell table:style-name="ce3" office:value-type="float" office:value="98.29" calcext:value-type="float">
            <text:p>98,29</text:p>
          </table:table-cell>
          <table:table-cell table:style-name="ce3" office:value-type="float" office:value="98.03" calcext:value-type="float">
            <text:p>98,03</text:p>
          </table:table-cell>
          <table:table-cell table:style-name="ce3" office:value-type="float" office:value="98.08" calcext:value-type="float">
            <text:p>98,08</text:p>
          </table:table-cell>
          <table:table-cell table:style-name="ce3" office:value-type="float" office:value="98.55" calcext:value-type="float">
            <text:p>98,55</text:p>
          </table:table-cell>
          <table:table-cell table:style-name="ce3" office:value-type="float" office:value="98.48" calcext:value-type="float">
            <text:p>98,48</text:p>
          </table:table-cell>
          <table:table-cell table:style-name="ce3" office:value-type="float" office:value="97.18" calcext:value-type="float">
            <text:p>97,18</text:p>
          </table:table-cell>
          <table:table-cell table:style-name="ce3" office:value-type="float" office:value="98.13" calcext:value-type="float">
            <text:p>98,13</text:p>
          </table:table-cell>
          <table:table-cell table:style-name="ce3" office:value-type="float" office:value="98.73" calcext:value-type="float">
            <text:p>98,73</text:p>
          </table:table-cell>
          <table:table-cell table:style-name="ce3" office:value-type="float" office:value="98.84" calcext:value-type="float">
            <text:p>98,84</text:p>
          </table:table-cell>
          <table:table-cell table:style-name="ce3" office:value-type="float" office:value="97.05" calcext:value-type="float">
            <text:p>97,05</text:p>
          </table:table-cell>
          <table:table-cell table:style-name="ce3" office:value-type="float" office:value="98.55" calcext:value-type="float">
            <text:p>98,55</text:p>
          </table:table-cell>
          <table:table-cell table:style-name="ce3" office:value-type="float" office:value="98.84" calcext:value-type="float">
            <text:p>98,84</text:p>
          </table:table-cell>
          <table:table-cell table:number-columns-repeated="100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17:06:39.323352224</meta:creation-date>
    <dc:date>2020-06-19T18:40:27.201143417</dc:date>
    <meta:editing-duration>PT1H22M45S</meta:editing-duration>
    <meta:editing-cycles>6</meta:editing-cycles>
    <meta:generator>LibreOffice/6.0.7.3$Linux_X86_64 LibreOffice_project/00m0$Build-3</meta:generator>
    <meta:document-statistic meta:table-count="1" meta:cell-count="300" meta:object-count="0"/>
  </office:meta>
</office:document-meta>
</file>